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="Arrow" draw:marker-start-width="0.381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518cm" svg:x1="5.723cm" svg:y1="1.572cm" svg:x2="10.79cm" svg:y2="1.572cm" draw:start-shape="id4" draw:start-glue-point="0" draw:end-shape="id7" draw:end-glue-point="0" svg:d="M5723 1572c0-1567 5067-1567 5067 0" svg:viewBox="0 0 5068 1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14T17:12:35.062012494</dc:date>
    <meta:editing-duration>PT32M30S</meta:editing-duration>
    <meta:editing-cycles>14</meta:editing-cycles>
    <meta:generator>LibreOffice/4.2.8.2$Linux_X86_64 LibreOffice_project/420m0$Build-2</meta:generator>
    <meta:document-statistic meta:object-count="16"/>
  </office:meta>
</office:document-meta>
</file>